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4.5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189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7"/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10"/>
    <style:style style:name="ce5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FA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Super Nodes scale factor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afs by super node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Total Nodes</text:p>
          </table:table-cell>
          <table:table-cell table:style-name="ce2" table:formula="oooc:=[.C5]*[.B7]" office:value-type="float" office:value="20">
            <text:p>20</text:p>
          </table:table-cell>
          <table:table-cell table:style-name="ce2" table:formula="oooc:=[.$C4]^[.B7]*[.$C5]" office:value-type="float" office:value="100">
            <text:p>100</text:p>
          </table:table-cell>
          <table:table-cell table:style-name="ce2" table:formula="oooc:=[.$C4]^[.C7]*[.$C5]" office:value-type="float" office:value="500">
            <text:p>500</text:p>
          </table:table-cell>
          <table:table-cell table:style-name="ce2" table:formula="oooc:=[.$C4]^[.D7]*[.$C5]" office:value-type="float" office:value="2500">
            <text:p>2.500</text:p>
          </table:table-cell>
          <table:table-cell table:style-name="ce2" table:formula="oooc:=[.$C4]^[.E7]*[.$C5]" office:value-type="float" office:value="12500">
            <text:p>12.500</text:p>
          </table:table-cell>
          <table:table-cell table:style-name="ce2" table:formula="oooc:=[.$C4]^[.F7]*[.$C5]" office:value-type="float" office:value="62500">
            <text:p>62.500</text:p>
          </table:table-cell>
          <table:table-cell table:style-name="ce2" table:formula="oooc:=[.$C4]^[.G7]*[.$C5]" office:value-type="float" office:value="312500">
            <text:p>312.500</text:p>
          </table:table-cell>
          <table:table-cell table:number-columns-repeated="5"/>
        </table:table-row>
        <table:table-row table:style-name="ro1">
          <table:table-cell office:value-type="string">
            <text:p>Total Super Nodes</text:p>
          </table:table-cell>
          <table:table-cell table:style-name="ce2" table:formula="oooc:=[.$C4]^([.B7]-1)" office:value-type="float" office:value="1">
            <text:p>1</text:p>
          </table:table-cell>
          <table:table-cell table:style-name="ce2" table:formula="oooc:=[.$C4]^([.C7]-1)" office:value-type="float" office:value="5">
            <text:p>5</text:p>
          </table:table-cell>
          <table:table-cell table:style-name="ce2" table:formula="oooc:=[.$C4]^([.D7]-1)" office:value-type="float" office:value="25">
            <text:p>25</text:p>
          </table:table-cell>
          <table:table-cell table:style-name="ce2" table:formula="oooc:=[.$C4]^([.E7]-1)" office:value-type="float" office:value="125">
            <text:p>125</text:p>
          </table:table-cell>
          <table:table-cell table:style-name="ce2" table:formula="oooc:=[.$C4]^([.F7]-1)" office:value-type="float" office:value="625">
            <text:p>625</text:p>
          </table:table-cell>
          <table:table-cell table:style-name="ce2" table:formula="oooc:=[.$C4]^([.G7]-1)" office:value-type="float" office:value="3125">
            <text:p>3.125</text:p>
          </table:table-cell>
          <table:table-cell table:style-name="ce2" table:formula="oooc:=[.$C4]^([.H7]-1)" office:value-type="float" office:value="15625">
            <text:p>15.625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CAPACITY</text:p>
          </table:table-cell>
          <table:table-cell table:style-name="ce3" office:value-type="string">
            <text:p>Case A Stock Pric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ypical Message Size Bytes</text:p>
          </table:table-cell>
          <table:table-cell table:formula="oooc:=512" office:value-type="float" office:value="512">
            <text:p>51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Number of Subscriptions / node</text:p>
          </table:table-cell>
          <table:table-cell office:value-type="float" office:value="200">
            <text:p>2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pdate Rate (time seconds)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5"/>
        </table:table-row>
        <table:table-row table:style-name="ro1">
          <table:table-cell/>
          <table:table-cell office:value-type="string">
            <text:p>Node Capacity bps</text:p>
          </table:table-cell>
          <table:table-cell table:style-name="ce2" table:formula="oooc:=[.C14]/[.C15]*[.C13]*8" office:value-type="float" office:value="819200">
            <text:p>819.200</text:p>
          </table:table-cell>
          <table:table-cell table:formula="oooc:=[.C16]/1000" office:value-type="float" office:value="819.2">
            <text:p>819,2</text:p>
          </table:table-cell>
          <table:table-cell office:value-type="string">
            <text:p>kps</text:p>
          </table:table-cell>
          <table:table-cell table:formula="oooc:=[.D16]/1000" office:value-type="float" office:value="0.8192">
            <text:p>0,82</text:p>
          </table:table-cell>
          <table:table-cell office:value-type="string">
            <text:p>mps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>
            <text:p>Case B News / Rss conten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ypical Message Size Bytes</text:p>
          </table:table-cell>
          <table:table-cell table:formula="oooc:=4*1024" office:value-type="float" office:value="4096">
            <text:p>409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Number of Subscriptions / node</text:p>
          </table:table-cell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pdate Rate (time seconds)</text:p>
          </table:table-cell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Node Capacity bps</text:p>
          </table:table-cell>
          <table:table-cell table:style-name="ce2" table:formula="oooc:=[.C20]/[.C21]*[.C19]*8" office:value-type="float" office:value="54613.3333333333">
            <text:p>54.613</text:p>
          </table:table-cell>
          <table:table-cell table:formula="oooc:=[.C22]/1000" office:value-type="float" office:value="54.6133333333333">
            <text:p>54,61</text:p>
          </table:table-cell>
          <table:table-cell office:value-type="string">
            <text:p>kps</text:p>
          </table:table-cell>
          <table:table-cell table:formula="oooc:=[.D22]/1000" office:value-type="float" office:value="0.0546133333333333">
            <text:p>0,05</text:p>
          </table:table-cell>
          <table:table-cell office:value-type="string">
            <text:p>mps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>
            <text:p>Super Node Capacity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ncurrent Content</text:p>
          </table:table-cell>
          <table:table-cell table:style-name="ce4" office:value-type="percentage" office:value="0.8">
            <text:p>80%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/B Proportion</text:p>
          </table:table-cell>
          <table:table-cell table:style-name="ce4" office:value-type="percentage" office:value="0.1">
            <text:p>10%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hroughput</text:p>
          </table:table-cell>
          <table:table-cell table:style-name="ce2" table:formula="oooc:=[.C26]*[.C16]*[.C5]+(1-[.C26])*[.C22]*[.C5]*8" office:value-type="float" office:value="9502720">
            <text:p>9.502.720</text:p>
          </table:table-cell>
          <table:table-cell table:formula="oooc:=[.C27]/1000" office:value-type="float" office:value="9502.72">
            <text:p>9502,72</text:p>
          </table:table-cell>
          <table:table-cell office:value-type="string">
            <text:p>kps</text:p>
          </table:table-cell>
          <table:table-cell table:formula="oooc:=[.D27]/1000" office:value-type="float" office:value="9.50272">
            <text:p>9,5</text:p>
          </table:table-cell>
          <table:table-cell office:value-type="string">
            <text:p>mp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coming</text:p>
          </table:table-cell>
          <table:table-cell table:style-name="ce2" table:formula="oooc:=[.C27]/([.C5]*[.C25])*8" office:value-type="float" office:value="4751360">
            <text:p>4.751.360</text:p>
          </table:table-cell>
          <table:table-cell table:formula="oooc:=[.C28]/1000" office:value-type="float" office:value="4751.36">
            <text:p>4751,36</text:p>
          </table:table-cell>
          <table:table-cell office:value-type="string">
            <text:p>kps</text:p>
          </table:table-cell>
          <table:table-cell table:formula="oooc:=[.D28]/1000" office:value-type="float" office:value="4.75136">
            <text:p>4,75</text:p>
          </table:table-cell>
          <table:table-cell office:value-type="string">
            <text:p>mps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Nimbus Sans L1" style:language-asian="none" style:country-asian="none" style:font-name-complex="Nimbus Sans L1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4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6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number:min-integer-digits="0" number:grouping="true"/>
    </number:number-style>
    <number:percentage-style style:name="N108">
      <number:number number:decimal-places="1" number:min-integer-digits="1"/>
      <number:text>%</number:text>
    </number:percentage-style>
    <number:percentage-style style:name="N109">
      <number:number number:decimal-places="3" number:min-integer-digits="1"/>
      <number:text>%</number:text>
    </number:percentage-style>
    <number:percentage-style style:name="N110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21">21/04/2006</text:date>, <text:time>10:0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{milestone}$Linux OpenOffice.org_project/680$Build-8825</meta:generator>
    <meta:creation-date>2006-04-21T09:31:38</meta:creation-date>
    <dc:date>2006-04-21T10:02:35</dc:date>
    <dc:language>en-US</dc:language>
    <meta:editing-cycles>2</meta:editing-cycles>
    <meta:editing-duration>PT15M7S</meta:editing-duration>
    <meta:user-defined meta:name="Info 1"/>
    <meta:user-defined meta:name="Info 2"/>
    <meta:user-defined meta:name="Info 3"/>
    <meta:user-defined meta:name="Info 4"/>
    <meta:document-statistic meta:table-count="3" meta:cell-count="72"/>
  </office:meta>
</office:document-meta>
</file>